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0c90" officeooo:paragraph-rsid="001d0c90"/>
    </style:style>
    <style:style style:name="P2" style:family="paragraph" style:parent-style-name="Standard">
      <style:text-properties officeooo:rsid="0020bb29" officeooo:paragraph-rsid="0020bb29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size="18pt" officeooo:rsid="001d9da5" style:font-size-asian="15.75pt" style:font-size-complex="18pt"/>
    </style:style>
    <style:style style:name="T3" style:family="text">
      <style:text-properties officeooo:rsid="0021c235"/>
    </style:style>
    <style:style style:name="T4" style:family="text">
      <style:text-properties fo:font-size="12pt"/>
    </style:style>
    <style:style style:name="gr1" style:family="graphic">
      <style:graphic-properties draw:stroke="solid" svg:stroke-color="#000000" draw:fill="solid" draw:fill-color="#729fcf" draw:textarea-vertical-align="middle" fo:min-height="0.7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color="#000000" draw:fill="solid" draw:fill-color="#729fcf" draw:textarea-vertical-align="middle" fo:min-height="1.1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color="#000000" draw:fill="solid" draw:fill-color="#729fcf" draw:textarea-vertical-align="middle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solid" svg:stroke-color="#000000" draw:fill="solid" draw:fill-color="#729fcf" draw:textarea-vertical-align="middle" fo:min-height="1.0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solid" svg:stroke-color="#000000" draw:fill="solid" draw:fill-color="#729fcf" draw:textarea-vertical-align="middle" fo:min-height="0.6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teps to connect to video conference using Vidyo.io</text:p>
      <text:p text:style-name="Standard"/>
      <text:p text:style-name="Standard">1. Include vidyo.io SDK</text:p>
      <text:p text:style-name="Standard"/>
      <text:p text:style-name="Standard">&lt;script src = "https://static.vidyo.io/latest/javascript/VidyoClient/VidyoClient.js?onload=onVidyoClientLoaded"&gt;&lt;/script&gt;</text:p>
      <text:p text:style-name="Standard"/>
      <text:p text:style-name="Standard">2. Initialize VidyoClient</text:p>
      <text:p text:style-name="Standard"/>
      <text:p text:style-name="Standard">3. Create VidyoConnector object</text:p>
      <text:p text:style-name="Standard"/>
      <text:p text:style-name="Standard">VC.CreateVidyoConnector({</text:p>
      <text:p text:style-name="Standard"><text:tab/>viewI<text:span text:style-name="T3">d</text:span>: "renderer", //Div ID where the composited video will be rendered, see VidyoConnector.html;</text:p>
      <text:p text:style-name="Standard"><text:tab/>viewStyle: "VIDYO_CONNECTORVIEWSTYLE_Default", // Visual style of the composited renderer</text:p>
      <text:p text:style-name="Standard"><text:tab/>remoteParticipants : 16,<text:tab/>//Maximum number of participants to render</text:p>
      <text:p text:style-name="Standard"><text:tab/>logFileFilter: "warning info@VidyoClient info@VidyoConnector",</text:p>
      <text:p text:style-name="Standard"><text:tab/>logFileName:"",</text:p>
      <text:p text:style-name="Standard"><text:tab/>userData:""</text:p>
      <text:p text:style-name="Standard">})</text:p>
      <text:p text:style-name="Standard"/>
      <text:p text:style-name="Standard">4. Generate Token (Authentication of users)</text:p>
      <text:p text:style-name="P1"><draw:frame text:anchor-type="paragraph" draw:z-index="0" draw:name="Shape1" draw:style-name="gr5" draw:text-style-name="P6" svg:width="3.373cm" svg:height="0.662cm" svg:x="0.658cm" svg:y="0.623cm"><draw:text-box><text:p text:style-name="P5">User Name</text:p></draw:text-box></draw:frame><draw:frame text:anchor-type="paragraph" draw:z-index="2" draw:name="Shape1" draw:style-name="gr3" draw:text-style-name="P6" svg:width="3.375cm" svg:height="0.976cm" svg:x="0.624cm" svg:y="2.667cm"><draw:text-box><text:p text:style-name="P5">Expiration Time</text:p></draw:text-box></draw:frame><text:span text:style-name="T1"/></text:p>
      <text:p text:style-name="P1"><text:span text:style-name="T1"/></text:p>
      <text:p text:style-name="P1"><draw:frame text:anchor-type="paragraph" draw:z-index="3" draw:name="Shape1" draw:style-name="gr2" draw:text-style-name="P6" svg:width="3.375cm" svg:height="1.19cm" svg:x="5.47cm" svg:y="0.33cm"><draw:text-box><text:p text:style-name="P5">Signed By</text:p><text:p text:style-name="P5">Developer Key</text:p></draw:text-box></draw:frame><draw:frame text:anchor-type="paragraph" draw:z-index="4" draw:name="Shape1" draw:style-name="gr1" draw:text-style-name="P4" svg:width="1.906cm" svg:height="0.78cm" svg:x="10.181cm" svg:y="0.476cm"><draw:text-box><text:p text:style-name="P3"><text:span text:style-name="T4">Token</text:span></text:p></draw:text-box></draw:frame><draw:frame text:anchor-type="paragraph" draw:z-index="1" draw:name="Shape1" draw:style-name="gr4" draw:text-style-name="P4" svg:width="3.379cm" svg:height="1.089cm" svg:x="0.64cm" svg:y="0.459cm"><draw:text-box><text:p text:style-name="P3"><text:span text:style-name="T4">Application ID</text:span></text:p></draw:text-box></draw:frame><text:span text:style-name="T1"/></text:p>
      <text:p text:style-name="P1"><text:span text:style-name="T2"><text:tab/><text:tab/><text:tab/> <text:s text:c="4"/>+<text:tab/> <text:s text:c="8"/><text:tab/><text:tab/> <text:s text:c="3"/>=</text:span></text:p>
      <text:p text:style-name="P1"><text:span text:style-name="T1"><text:tab/><text:tab/><text:tab/><text:tab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5. Connect to Video Conference</text:span></text:p>
      <text:p text:style-name="P2"><text:span text:style-name="T1"/></text:p>
      <text:p text:style-name="P2"><text:span text:style-name="T1"><text:tab/>vidyoConnector.Connect({</text:span></text:p>
      <text:p text:style-name="P2"><text:span text:style-name="T1"><text:tab/><text:tab/>host: “prod.vidyo.io”,</text:span></text:p>
      <text:p text:style-name="P2"><text:span text:style-name="T1"><text:tab/><text:tab/>token: “TOKEN”,</text:span></text:p>
      <text:p text:style-name="P2"><text:span text:style-name="T1"><text:tab/><text:tab/>displayName: “displayName”,</text:span></text:p>
      <text:p text:style-name="P2"><text:span text:style-name="T1"><text:tab/><text:tab/>resourceId: “roomName”,</text:span></text:p>
      <text:p text:style-name="P2"><text:span text:style-name="T1"><text:tab/><text:tab/>onSuccess: function() {},</text:span></text:p>
      <text:p text:style-name="P2"><text:span text:style-name="T1"><text:tab/><text:tab/>onFailure: function(reason) {},</text:span></text:p>
      <text:p text:style-name="P2"><text:span text:style-name="T1"><text:tab/><text:tab/>onDisconnected: function(reason) {}</text:span></text:p>
      <text:p text:style-name="P2"><text:span text:style-name="T1"><text:tab/>})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7T11:15:08.948473768</meta:creation-date>
    <dc:date>2020-04-27T12:47:37.647435842</dc:date>
    <meta:editing-duration>PT1H22M17S</meta:editing-duration>
    <meta:editing-cycles>4</meta:editing-cycles>
    <meta:generator>LibreOffice/6.3.5.2$Linux_X86_64 LibreOffice_project/30$Build-2</meta:generator>
    <meta:document-statistic meta:table-count="0" meta:image-count="0" meta:object-count="0" meta:page-count="1" meta:paragraph-count="26" meta:word-count="94" meta:character-count="949" meta:non-whitespace-character-count="831"/>
  </office:meta>
</office:document-meta>
</file>